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raxis Com Light" svg:font-family="'Praxis Com Light'"/>
    <style:font-face style:name="Segoe UI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7.722cm" style:rel-width="96%" fo:margin-left="0cm" fo:margin-top="0cm" fo:margin-bottom="0cm" table:align="left" style:writing-mode="lr-tb"/>
    </style:style>
    <style:style style:name="Table1.A" style:family="table-column">
      <style:table-column-properties style:column-width="3.08cm" style:rel-column-width="11389*"/>
    </style:style>
    <style:style style:name="Table1.B" style:family="table-column">
      <style:table-column-properties style:column-width="2.942cm" style:rel-column-width="10879*"/>
    </style:style>
    <style:style style:name="Table1.C" style:family="table-column">
      <style:table-column-properties style:column-width="0.801cm" style:rel-column-width="2962*"/>
    </style:style>
    <style:style style:name="Table1.D" style:family="table-column">
      <style:table-column-properties style:column-width="1.266cm" style:rel-column-width="4680*"/>
    </style:style>
    <style:style style:name="Table1.E" style:family="table-column">
      <style:table-column-properties style:column-width="4.235cm" style:rel-column-width="15663*"/>
    </style:style>
    <style:style style:name="Table1.F" style:family="table-column">
      <style:table-column-properties style:column-width="2.775cm" style:rel-column-width="10262*"/>
    </style:style>
    <style:style style:name="Table1.G" style:family="table-column">
      <style:table-column-properties style:column-width="2.623cm" style:rel-column-width="9697*"/>
    </style:style>
    <style:style style:name="Table1.1" style:family="table-row">
      <style:table-row-properties style:min-row-height="0.758cm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741cm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654cm" fo:keep-together="auto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6" style:family="table-row">
      <style:table-row-properties fo:keep-together="auto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G6" style:family="table-cell">
      <style:table-cell-properties fo:padding-left="0.191cm" fo:padding-right="0.191cm" fo:padding-top="0cm" fo:padding-bottom="0cm" fo:border="0.5pt solid #000000" style:writing-mode="lr-tb"/>
    </style:style>
    <style:style style:name="Table1.7" style:family="table-row">
      <style:table-row-properties style:min-row-height="1.344cm" fo:keep-together="auto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8" style:family="table-row">
      <style:table-row-properties style:min-row-height="1.319cm" fo:keep-together="auto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9" style:family="table-row">
      <style:table-row-properties fo:keep-together="auto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2.903cm" fo:keep-together="auto"/>
    </style:style>
    <style:style style:name="Table1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722cm" style:rel-width="96%" fo:margin-left="-0.056cm" fo:margin-top="0cm" fo:margin-bottom="0cm" table:align="left" style:writing-mode="lr-tb"/>
    </style:style>
    <style:style style:name="Table2.A" style:family="table-column">
      <style:table-column-properties style:column-width="17.722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6.699cm" fo:keep-together="auto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0.907cm" fo:keep-together="auto"/>
    </style:style>
    <style:style style:name="Table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.6" style:family="table-row">
      <style:table-row-properties style:min-row-height="1.984cm" fo:keep-together="auto"/>
    </style:style>
    <style:style style:name="Table2.A6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461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1.937cm" style:rel-column-width="6874*"/>
    </style:style>
    <style:style style:name="Table3.B" style:family="table-column">
      <style:table-column-properties style:column-width="3.104cm" style:rel-column-width="11017*"/>
    </style:style>
    <style:style style:name="Table3.C" style:family="table-column">
      <style:table-column-properties style:column-width="4.225cm" style:rel-column-width="14994*"/>
    </style:style>
    <style:style style:name="Table3.D" style:family="table-column">
      <style:table-column-properties style:column-width="1.651cm" style:rel-column-width="5859*"/>
    </style:style>
    <style:style style:name="Table3.E" style:family="table-column">
      <style:table-column-properties style:column-width="7.546cm" style:rel-column-width="26788*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5" style:family="table-row">
      <style:table-row-properties fo:keep-together="auto"/>
    </style:style>
    <style:style style:name="Table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3.D5" style:family="table-cell">
      <style:table-cell-properties fo:padding-left="0.191cm" fo:padding-right="0.191cm" fo:padding-top="0cm" fo:padding-bottom="0cm" fo:border="0.5pt solid #000000" style:writing-mode="lr-tb"/>
    </style:style>
    <style:style style:name="Table3.E5" style:family="table-cell">
      <style:table-cell-properties fo:padding-left="0.191cm" fo:padding-right="0.191cm" fo:padding-top="0cm" fo:padding-bottom="0cm" fo:border="0.5pt solid #000000" style:writing-mode="lr-tb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Text_20_body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" style:font-name-complex="Arial1"/>
    </style:style>
    <style:style style:name="P4" style:family="paragraph" style:parent-style-name="Text_20_body"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style:font-name-complex="Arial1"/>
    </style:style>
    <style:style style:name="P5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weight="bold" style:font-weight-asian="bold" style:font-name-complex="Arial1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.004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0" style:family="paragraph" style:parent-style-name="Standard">
      <style:paragraph-properties fo:margin-top="0.004cm" fo:margin-bottom="0cm" style:contextual-spacing="false" fo:line-height="100%" fo:text-align="justify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>
        <style:tab-stops>
          <style:tab-stop style:position="5.186cm"/>
        </style:tab-stops>
      </style:paragraph-properties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.004cm" fo:margin-bottom="0cm" style:contextual-spacing="false" fo:line-height="1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1dafbe" officeooo:paragraph-rsid="001dafb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1dafbe" officeooo:paragraph-rsid="001dafb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254439" officeooo:paragraph-rsid="00254439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254439" officeooo:paragraph-rsid="00254439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" fo:language="en" fo:country="US" fo:font-weight="bold" style:font-name-asian="Times New Roman" style:font-weight-asian="bold" style:font-name-complex="Arial1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808080" loext:opacity="100%" style:font-name="Arial" fo:font-size="11pt" fo:language="en" fo:country="GB" fo:font-style="italic" style:letter-kerning="false" style:font-name-asian="Calibri1" style:font-size-asian="11pt" style:language-asian="en" style:country-asian="US" style:font-style-asian="italic" style:font-name-complex="Arial1" style:font-size-complex="11pt" style:language-complex="ar" style:country-complex="SA"/>
    </style:style>
    <style:style style:name="P23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color="#808080" loext:opacity="100%" style:font-name="Arial" fo:font-style="italic" style:font-style-asian="italic" style:font-name-complex="Arial1"/>
    </style:style>
    <style:style style:name="P24" style:family="paragraph" style:parent-style-name="Standard">
      <style:text-properties fo:language="en" fo:country="GB" officeooo:rsid="00254439" officeooo:paragraph-rsid="00254439" style:language-asian="en" style:country-asian="US" style:language-complex="ar" style:country-complex="SA"/>
    </style:style>
    <style:style style:name="P25" style:family="paragraph" style:parent-style-name="Text_20_body">
      <style:text-properties officeooo:rsid="00254439" officeooo:paragraph-rsid="00254439"/>
    </style:style>
    <style:style style:name="P26" style:family="paragraph" style:parent-style-name="Heading_20_2">
      <style:text-properties fo:language="en" fo:country="US" officeooo:paragraph-rsid="00254439"/>
    </style:style>
    <style:style style:name="P27" style:family="paragraph" style:parent-style-name="Heading_20_3">
      <style:text-properties fo:language="en" fo:country="US" officeooo:paragraph-rsid="00254439"/>
    </style:style>
    <style:style style:name="P28" style:family="paragraph" style:parent-style-name="Heading_20_4">
      <style:text-properties fo:language="en" fo:country="US" officeooo:paragraph-rsid="00254439"/>
    </style:style>
    <style:style style:name="P29" style:family="paragraph" style:parent-style-name="Standard">
      <style:text-properties fo:language="en" fo:country="US" officeooo:paragraph-rsid="00254439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0254439"/>
    </style:style>
    <style:style style:name="P31" style:family="paragraph" style:parent-style-name="Heading_20_4">
      <style:text-properties fo:language="en" fo:country="US" officeooo:rsid="0012aa2f" officeooo:paragraph-rsid="00254439"/>
    </style:style>
    <style:style style:name="P32" style:family="paragraph" style:parent-style-name="Heading_20_4">
      <style:text-properties fo:language="en" fo:country="US" officeooo:rsid="0014a4f7" officeooo:paragraph-rsid="00254439"/>
    </style:style>
    <style:style style:name="P33" style:family="paragraph" style:parent-style-name="Standard">
      <style:text-properties fo:language="en" fo:country="US" officeooo:rsid="00368f84" officeooo:paragraph-rsid="00254439"/>
    </style:style>
    <style:style style:name="P34" style:family="paragraph" style:parent-style-name="Standard">
      <style:paragraph-properties fo:text-align="center" style:justify-single-word="false"/>
      <style:text-properties fo:language="en" fo:country="US" officeooo:paragraph-rsid="00254439"/>
    </style:style>
    <style:style style:name="P35" style:family="paragraph" style:parent-style-name="Standard">
      <style:text-properties fo:language="en" fo:country="US" officeooo:rsid="0052f59c" officeooo:paragraph-rsid="00254439"/>
    </style:style>
    <style:style style:name="P36" style:family="paragraph" style:parent-style-name="Standard">
      <style:text-properties fo:language="en" fo:country="US" fo:font-weight="bold" officeooo:paragraph-rsid="00254439" style:font-weight-asian="bold"/>
    </style:style>
    <style:style style:name="P37" style:family="paragraph" style:parent-style-name="Heading_20_3">
      <style:text-properties officeooo:paragraph-rsid="00254439"/>
    </style:style>
    <style:style style:name="P38" style:family="paragraph" style:parent-style-name="Standard">
      <style:text-properties officeooo:paragraph-rsid="00254439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paragraph-rsid="00254439"/>
    </style:style>
    <style:style style:name="P40" style:family="paragraph" style:parent-style-name="Standard">
      <style:text-properties officeooo:rsid="004bbdab" officeooo:paragraph-rsid="00254439"/>
    </style:style>
    <style:style style:name="P41" style:family="paragraph" style:parent-style-name="Subtitle">
      <style:paragraph-properties fo:text-align="center" style:justify-single-word="false"/>
      <style:text-properties officeooo:paragraph-rsid="00254439"/>
    </style:style>
    <style:style style:name="P42" style:family="paragraph" style:parent-style-name="Title" style:master-page-name="Standard">
      <style:paragraph-properties fo:text-align="center" style:justify-single-word="false" style:page-number="auto" fo:break-before="page"/>
      <style:text-properties officeooo:paragraph-rsid="00254439"/>
    </style:style>
    <style:style style:name="P43" style:family="paragraph" style:parent-style-name="List_20_Paragraph" style:list-style-name="WWNum2">
      <style:paragraph-properties fo:margin-left="0.54cm" fo:margin-right="0cm" fo:margin-top="0cm" fo:margin-bottom="0cm" style:contextual-spacing="false" fo:line-height="100%" fo:text-align="start" style:justify-single-word="false" fo:orphans="2" fo:widows="2" fo:text-indent="-0.54cm" style:auto-text-indent="false"/>
    </style:style>
    <style:style style:name="P44" style:family="paragraph" style:parent-style-name="List_20_Paragraph" style:list-style-name="WWNum12">
      <style:text-properties officeooo:paragraph-rsid="00254439"/>
    </style:style>
    <style:style style:name="P45" style:family="paragraph" style:parent-style-name="List_20_Paragraph" style:list-style-name="L2">
      <style:text-properties officeooo:paragraph-rsid="00254439"/>
    </style:style>
    <style:style style:name="P46" style:family="paragraph" style:parent-style-name="List_20_Paragraph" style:list-style-name="L2">
      <style:text-properties fo:language="en" fo:country="US" officeooo:rsid="00368f84" officeooo:paragraph-rsid="00254439"/>
    </style:style>
    <style:style style:name="P47" style:family="paragraph" style:parent-style-name="Standard" style:list-style-name="L1">
      <style:text-properties fo:language="en" fo:country="US" officeooo:rsid="004bbdab" officeooo:paragraph-rsid="00254439"/>
    </style:style>
    <style:style style:name="P48" style:family="paragraph" style:parent-style-name="Standard" style:list-style-name="WWNum8">
      <style:text-properties fo:language="en" fo:country="US" officeooo:paragraph-rsid="00254439"/>
    </style:style>
    <style:style style:name="P49" style:family="paragraph" style:parent-style-name="Standard" style:list-style-name="WWNum8">
      <style:text-properties fo:language="en" fo:country="US" officeooo:rsid="000ffa46" officeooo:paragraph-rsid="00254439"/>
    </style:style>
    <style:style style:name="P50" style:family="paragraph" style:parent-style-name="Standard" style:list-style-name="WWNum10">
      <style:text-properties fo:language="en" fo:country="US" officeooo:paragraph-rsid="00254439"/>
    </style:style>
    <style:style style:name="P51" style:family="paragraph" style:parent-style-name="Standard" style:list-style-name="WWNum9">
      <style:text-properties fo:language="en" fo:country="US" officeooo:paragraph-rsid="00254439"/>
    </style:style>
    <style:style style:name="P52" style:family="paragraph" style:parent-style-name="Standard" style:list-style-name="WWNum9">
      <style:text-properties fo:language="en" fo:country="US" officeooo:rsid="0042ea96" officeooo:paragraph-rsid="00254439"/>
    </style:style>
    <style:style style:name="P53" style:family="paragraph" style:parent-style-name="Standard" style:list-style-name="WWNum4">
      <style:text-properties fo:language="en" fo:country="US" officeooo:paragraph-rsid="00254439"/>
    </style:style>
    <style:style style:name="P54" style:family="paragraph" style:parent-style-name="Standard" style:list-style-name="WWNum8">
      <style:text-properties officeooo:paragraph-rsid="00254439"/>
    </style:style>
    <style:style style:name="P55" style:family="paragraph" style:parent-style-name="Standard" style:list-style-name="WWNum14">
      <style:text-properties officeooo:paragraph-rsid="00254439"/>
    </style:style>
    <style:style style:name="P56" style:family="paragraph" style:parent-style-name="Standard" style:list-style-name="WWNum10">
      <style:text-properties officeooo:paragraph-rsid="00254439"/>
    </style:style>
    <style:style style:name="P57" style:family="paragraph" style:parent-style-name="Standard" style:list-style-name="WWNum9">
      <style:text-properties officeooo:paragraph-rsid="00254439"/>
    </style:style>
    <style:style style:name="P58" style:family="paragraph" style:parent-style-name="Standard" style:list-style-name="WWNum4">
      <style:text-properties officeooo:paragraph-rsid="00254439"/>
    </style:style>
    <style:style style:name="P59" style:family="paragraph" style:parent-style-name="Standard" style:list-style-name="WWNum15">
      <style:text-properties officeooo:paragraph-rsid="00254439"/>
    </style:style>
    <style:style style:name="P60" style:family="paragraph" style:parent-style-name="Standard" style:list-style-name="WWNum15">
      <style:text-properties officeooo:rsid="002888df" officeooo:paragraph-rsid="00254439"/>
    </style:style>
    <style:style style:name="P61" style:family="paragraph" style:parent-style-name="Standard" style:list-style-name="WWNum16">
      <style:text-properties officeooo:paragraph-rsid="00254439"/>
    </style:style>
    <style:style style:name="P62" style:family="paragraph" style:parent-style-name="Standard" style:list-style-name="WWNum16">
      <style:text-properties officeooo:rsid="002a1f8b" officeooo:paragraph-rsid="00254439"/>
    </style:style>
    <style:style style:name="P63" style:family="paragraph" style:parent-style-name="Standard" style:list-style-name="WWNum5">
      <style:text-properties officeooo:paragraph-rsid="00254439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26541d" officeooo:paragraph-rsid="0026541d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254439"/>
    </style:style>
    <style:style style:name="T4" style:family="text">
      <style:text-properties officeooo:rsid="002482d5"/>
    </style:style>
    <style:style style:name="T5" style:family="text">
      <style:text-properties officeooo:rsid="00517c63"/>
    </style:style>
    <style:style style:name="T6" style:family="text">
      <style:text-properties officeooo:rsid="00412293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4a32c0"/>
    </style:style>
    <style:style style:name="T9" style:family="text">
      <style:text-properties fo:language="en" fo:country="US" officeooo:rsid="00323613"/>
    </style:style>
    <style:style style:name="T10" style:family="text">
      <style:text-properties fo:language="en" fo:country="US" officeooo:rsid="000d18d5"/>
    </style:style>
    <style:style style:name="T11" style:family="text">
      <style:text-properties fo:language="en" fo:country="US" officeooo:rsid="0052f59c"/>
    </style:style>
    <style:style style:name="T12" style:family="text">
      <style:text-properties fo:language="en" fo:country="US" officeooo:rsid="00353ccd"/>
    </style:style>
    <style:style style:name="T13" style:family="text">
      <style:text-properties fo:language="en" fo:country="US" officeooo:rsid="003404f2"/>
    </style:style>
    <style:style style:name="T14" style:family="text">
      <style:text-properties fo:language="en" fo:country="US" officeooo:rsid="000ef0a6"/>
    </style:style>
    <style:style style:name="T15" style:family="text">
      <style:text-properties fo:language="en" fo:country="US" officeooo:rsid="0012aa2f"/>
    </style:style>
    <style:style style:name="T16" style:family="text">
      <style:text-properties fo:language="en" fo:country="US" officeooo:rsid="0022409f"/>
    </style:style>
    <style:style style:name="T17" style:family="text">
      <style:text-properties fo:language="en" fo:country="US" officeooo:rsid="000ffa46"/>
    </style:style>
    <style:style style:name="T18" style:family="text">
      <style:text-properties fo:language="en" fo:country="US" officeooo:rsid="00117046"/>
    </style:style>
    <style:style style:name="T19" style:family="text">
      <style:text-properties fo:language="en" fo:country="US" officeooo:rsid="00517c63"/>
    </style:style>
    <style:style style:name="T20" style:family="text">
      <style:text-properties fo:language="en" fo:country="US" officeooo:rsid="004d30e6"/>
    </style:style>
    <style:style style:name="T21" style:family="text">
      <style:text-properties fo:language="en" fo:country="US" officeooo:rsid="0018cc3d"/>
    </style:style>
    <style:style style:name="T22" style:family="text">
      <style:text-properties fo:language="en" fo:country="US" officeooo:rsid="003808a5"/>
    </style:style>
    <style:style style:name="T23" style:family="text">
      <style:text-properties fo:language="en" fo:country="US" officeooo:rsid="001710b3"/>
    </style:style>
    <style:style style:name="T24" style:family="text">
      <style:text-properties fo:language="en" fo:country="US" officeooo:rsid="005b6cf0"/>
    </style:style>
    <style:style style:name="T25" style:family="text">
      <style:text-properties fo:language="en" fo:country="US" officeooo:rsid="0019fbb4"/>
    </style:style>
    <style:style style:name="T26" style:family="text">
      <style:text-properties fo:language="en" fo:country="US" officeooo:rsid="00368f84"/>
    </style:style>
    <style:style style:name="T27" style:family="text">
      <style:text-properties fo:language="en" fo:country="US" officeooo:rsid="0013906a"/>
    </style:style>
    <style:style style:name="T28" style:family="text">
      <style:text-properties fo:language="en" fo:country="US" officeooo:rsid="00240d38"/>
    </style:style>
    <style:style style:name="T29" style:family="text">
      <style:text-properties fo:language="en" fo:country="US" officeooo:rsid="003f266b"/>
    </style:style>
    <style:style style:name="T30" style:family="text">
      <style:text-properties fo:language="en" fo:country="US" officeooo:rsid="0039fc92"/>
    </style:style>
    <style:style style:name="T31" style:family="text">
      <style:text-properties fo:language="en" fo:country="US" officeooo:rsid="002c8fc8"/>
    </style:style>
    <style:style style:name="T32" style:family="text">
      <style:text-properties fo:language="en" fo:country="US" officeooo:rsid="005039c0"/>
    </style:style>
    <style:style style:name="T33" style:family="text">
      <style:text-properties fo:language="en" fo:country="US" officeooo:rsid="004e65f7"/>
    </style:style>
    <style:style style:name="T34" style:family="text">
      <style:text-properties fo:language="en" fo:country="US" officeooo:rsid="0026cbf7"/>
    </style:style>
    <style:style style:name="T35" style:family="text">
      <style:text-properties fo:language="en" fo:country="US" officeooo:rsid="0044851c"/>
    </style:style>
    <style:style style:name="T36" style:family="text">
      <style:text-properties fo:language="en" fo:country="US" officeooo:rsid="002888df"/>
    </style:style>
    <style:style style:name="T37" style:family="text">
      <style:text-properties fo:language="en" fo:country="US" officeooo:rsid="003e07e8"/>
    </style:style>
    <style:style style:name="T38" style:family="text">
      <style:text-properties fo:language="en" fo:country="US" officeooo:rsid="002a1c8b"/>
    </style:style>
    <style:style style:name="T39" style:family="text">
      <style:text-properties fo:language="en" fo:country="US" officeooo:rsid="003a0010"/>
    </style:style>
    <style:style style:name="T40" style:family="text">
      <style:text-properties fo:language="en" fo:country="US" officeooo:rsid="005671f5"/>
    </style:style>
    <style:style style:name="T41" style:family="text">
      <style:text-properties fo:language="en" fo:country="US" officeooo:rsid="003b7886"/>
    </style:style>
    <style:style style:name="T42" style:family="text">
      <style:text-properties fo:language="en" fo:country="US" officeooo:rsid="002a1f8b"/>
    </style:style>
    <style:style style:name="T43" style:family="text">
      <style:text-properties fo:language="en" fo:country="US" officeooo:rsid="00259762"/>
    </style:style>
    <style:style style:name="T44" style:family="text">
      <style:text-properties fo:language="en" fo:country="US" officeooo:rsid="002482d5"/>
    </style:style>
    <style:style style:name="T45" style:family="text">
      <style:text-properties fo:language="en" fo:country="US" officeooo:rsid="00254439"/>
    </style:style>
    <style:style style:name="T46" style:family="text">
      <style:text-properties fo:language="en" fo:country="US" officeooo:rsid="0026541d"/>
    </style:style>
    <style:style style:name="T47" style:family="text">
      <style:text-properties fo:color="#5a5a5a" loext:opacity="100%" fo:letter-spacing="0.026cm" fo:language="en" fo:country="US" officeooo:rsid="0052f59c" style:font-name-asian="Calibri1"/>
    </style:style>
    <style:style style:name="T48" style:family="text">
      <style:text-properties fo:color="#5a5a5a" loext:opacity="100%" fo:letter-spacing="0.026cm" fo:language="en" fo:country="US" officeooo:rsid="00576f90" style:font-name-asian="Calibri1"/>
    </style:style>
    <style:style style:name="T49" style:family="text">
      <style:text-properties fo:color="#5a5a5a" loext:opacity="100%" fo:letter-spacing="0.026cm" fo:language="en" fo:country="US" officeooo:rsid="00418046" style:font-name-asian="Calibri1"/>
    </style:style>
    <style:style style:name="T50" style:family="text">
      <style:text-properties fo:color="#5a5a5a" loext:opacity="100%" fo:letter-spacing="0.026cm" fo:language="en" fo:country="US" officeooo:rsid="004a32c0" style:font-name-asian="Calibri1"/>
    </style:style>
    <style:style style:name="T51" style:family="text">
      <style:text-properties fo:color="#5a5a5a" loext:opacity="100%" fo:letter-spacing="0.026cm" fo:language="en" fo:country="US" officeooo:rsid="0026541d" style:font-name-asian="Calibri1"/>
    </style:style>
    <style:style style:name="T52" style:family="text">
      <style:text-properties style:text-position="super 58%" fo:language="en" fo:country="US" officeooo:rsid="00576f90"/>
    </style:style>
    <style:style style:name="T53" style:family="text">
      <style:text-properties officeooo:rsid="0052f59c"/>
    </style:style>
    <style:style style:name="T54" style:family="text">
      <style:text-properties officeooo:rsid="005b6cf0"/>
    </style:style>
    <style:style style:name="T55" style:family="text">
      <style:text-properties officeooo:rsid="005581a3"/>
    </style:style>
    <style:style style:name="T56" style:family="text">
      <style:text-properties officeooo:rsid="001d207e"/>
    </style:style>
    <style:style style:name="T57" style:family="text">
      <style:text-properties officeooo:rsid="005988b8"/>
    </style:style>
    <style:style style:name="T58" style:family="text">
      <style:text-properties officeooo:rsid="00353ccd"/>
    </style:style>
    <style:style style:name="T59" style:family="text">
      <style:text-properties officeooo:rsid="004bbdab"/>
    </style:style>
    <style:style style:name="T60" style:family="text">
      <style:text-properties officeooo:rsid="003808a5"/>
    </style:style>
    <style:style style:name="T61" style:family="text">
      <style:text-properties style:font-name="FreeMono" fo:language="en" fo:country="US" officeooo:rsid="000d18d5"/>
    </style:style>
    <style:style style:name="T62" style:family="text">
      <style:text-properties style:font-name="FreeMono" officeooo:rsid="000d18d5"/>
    </style:style>
    <style:style style:name="T63" style:family="text">
      <style:text-properties officeooo:rsid="000d18d5"/>
    </style:style>
    <style:style style:name="T64" style:family="text">
      <style:text-properties officeooo:rsid="002c8fc8"/>
    </style:style>
    <style:style style:name="T65" style:family="text">
      <style:text-properties officeooo:rsid="005039c0"/>
    </style:style>
    <style:style style:name="T66" style:family="text">
      <style:text-properties fo:color="#1f4d78" loext:opacity="100%" style:font-name="Calibri Light" fo:font-size="12pt" fo:language="en" fo:country="US" officeooo:rsid="005039c0" style:font-name-asian="Calibri1" style:font-size-asian="12pt" style:font-name-complex="DejaVu Sans" style:font-size-complex="12pt"/>
    </style:style>
    <style:style style:name="T67" style:family="text">
      <style:text-properties officeooo:rsid="00283a9e"/>
    </style:style>
    <style:style style:name="T68" style:family="text">
      <style:text-properties officeooo:rsid="0026cbf7"/>
    </style:style>
    <style:style style:name="T69" style:family="text">
      <style:text-properties officeooo:rsid="004a32c0"/>
    </style:style>
    <style:style style:name="T70" style:family="text">
      <style:text-properties officeooo:rsid="0044851c"/>
    </style:style>
    <style:style style:name="T71" style:family="text">
      <style:text-properties officeooo:rsid="002888df"/>
    </style:style>
    <style:style style:name="T72" style:family="text">
      <style:text-properties officeooo:rsid="002a1f8b"/>
    </style:style>
    <style:style style:name="T73" style:family="text">
      <style:text-properties officeooo:rsid="003b7886"/>
    </style:style>
    <style:style style:name="T74" style:family="text">
      <style:text-properties officeooo:rsid="0022409f"/>
    </style:style>
    <style:style style:name="T75" style:family="text">
      <style:text-properties officeooo:rsid="00259762"/>
    </style:style>
    <style:style style:name="T76" style:family="text">
      <style:text-properties officeooo:rsid="0014a4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SSIGNMENT BRIEF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Module Code</text:p>
          </table:table-cell>
          <table:table-cell table:style-name="Table1.B1" office:value-type="string">
            <text:p text:style-name="P25">COM6013M</text:p>
            <text:p text:style-name="P18"/>
          </table:table-cell>
          <table:table-cell table:style-name="Table1.A1" table:number-columns-spanned="2" office:value-type="string">
            <text:p text:style-name="P7">Module Tutor</text:p>
          </table:table-cell>
          <table:covered-table-cell/>
          <table:table-cell table:style-name="Table1.B1" table:number-columns-spanned="3" office:value-type="string">
            <text:p text:style-name="P16">David Gundry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">Module Title</text:p>
          </table:table-cell>
          <table:table-cell table:style-name="Table1.B1" table:number-columns-spanned="6" office:value-type="string">
            <text:p text:style-name="P18">Artificial Intelligence for Gam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7">Level</text:p>
          </table:table-cell>
          <table:table-cell table:style-name="Table1.B1" office:value-type="string">
            <text:p text:style-name="P18">6</text:p>
          </table:table-cell>
          <table:table-cell table:style-name="Table1.A1" table:number-columns-spanned="2" office:value-type="string">
            <text:p text:style-name="P7">Credit Value of Module</text:p>
          </table:table-cell>
          <table:covered-table-cell/>
          <table:table-cell table:style-name="Table1.B1" table:number-columns-spanned="3" office:value-type="string">
            <text:p text:style-name="P12">20<text:tab/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7">Assessment Task</text:p>
          </table:table-cell>
          <table:table-cell table:style-name="Table1.B4" table:number-columns-spanned="6" office:value-type="string">
            <text:p text:style-name="P17">Problem Ques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7">Word Count</text:p>
          </table:table-cell>
          <table:table-cell table:style-name="Table1.B5" table:number-columns-spanned="6" office:value-type="string">
            <text:p text:style-name="P64">No li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7">Assessment No</text:p>
          </table:table-cell>
          <table:table-cell table:style-name="Table1.B6" office:value-type="string">
            <text:p text:style-name="P17">1</text:p>
          </table:table-cell>
          <table:table-cell table:style-name="Table1.A1" office:value-type="string">
            <text:p text:style-name="P7">of</text:p>
          </table:table-cell>
          <table:table-cell table:style-name="Table1.D6" table:number-columns-spanned="2" office:value-type="string">
            <text:p text:style-name="P17">1</text:p>
          </table:table-cell>
          <table:covered-table-cell/>
          <table:table-cell table:style-name="Table1.A1" office:value-type="string">
            <text:p text:style-name="P7">Weighting</text:p>
          </table:table-cell>
          <table:table-cell table:style-name="Table1.G6" office:value-type="string">
            <text:p text:style-name="P17">100%</text:p>
          </table:table-cell>
        </table:table-row>
        <table:table-row table:style-name="Table1.7">
          <table:table-cell table:style-name="Table1.A1" office:value-type="string">
            <text:p text:style-name="P7">Type of Submission</text:p>
          </table:table-cell>
          <table:table-cell table:style-name="Table1.B7" table:number-columns-spanned="6" office:value-type="string">
            <text:p text:style-name="P19">Git repository lin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7">Method of Submission</text:p>
          </table:table-cell>
          <table:table-cell table:style-name="Table1.B8" table:number-columns-spanned="6" office:value-type="string">
            <text:p text:style-name="P17">Moodle submission poi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7">Publication Date</text:p>
          </table:table-cell>
          <table:table-cell table:style-name="Table1.B9" table:number-columns-spanned="6" office:value-type="string">
            <text:p text:style-name="P17"><text:span text:style-name="T3">28</text:span> <text:span text:style-name="T3">February</text:span> 202<text:span text:style-name="T3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8">Due Date</text:p>
          </table:table-cell>
          <table:table-cell table:style-name="Table1.B1" table:number-columns-spanned="6" office:value-type="string">
            <text:p text:style-name="P17"><text:span text:style-name="T3">30</text:span> <text:span text:style-name="T3">May</text:span> 20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8">Expected Feedback Date </text:p>
          </table:table-cell>
          <table:table-cell table:style-name="Table1.B1" table:number-columns-spanned="6" office:value-type="string">
            <text:p text:style-name="P17"><text:span text:style-name="T3">20</text:span> <text:span text:style-name="T3">June</text:span> 20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7" office:value-type="string">
            <text:p text:style-name="P7">Learning Outcom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Text_20_body">1. Discuss and implement software development techniques to support the creation of AI behaviour in games </text:p>
            <text:p text:style-name="Text_20_body">2. Understand and utilise a variety of graph and path planning techniques </text:p>
            <text:p text:style-name="Text_20_body">3. Combine AI techniques to create more advanced game AI </text:p>
            <text:p text:style-name="Text_20_body">4. Critically evaluate the level of intelligence in currently deployed game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Assignment Description</text:p>
          </table:table-cell>
        </table:table-row>
        <table:table-row table:style-name="Table2.2">
          <table:table-cell table:style-name="Table2.A2" office:value-type="string">
            <text:p text:style-name="P24">See attached</text:p>
          </table:table-cell>
        </table:table-row>
        <table:table-row table:style-name="Table2.1">
          <table:table-cell table:style-name="Table2.A1" office:value-type="string">
            <text:p text:style-name="P10">Additional Information</text:p>
          </table:table-cell>
        </table:table-row>
        <table:table-row table:style-name="Table2.4">
          <table:table-cell table:style-name="Table2.A4" office:value-type="string">
            <text:p text:style-name="P14"/>
          </table:table-cell>
        </table:table-row>
        <text:soft-page-break/>
        <table:table-row table:style-name="Table2.1">
          <table:table-cell table:style-name="Table2.A1" office:value-type="string">
            <text:p text:style-name="P7">Assessment Regulations</text:p>
          </table:table-cell>
        </table:table-row>
        <table:table-row table:style-name="Table2.6">
          <table:table-cell table:style-name="Table2.A6" office:value-type="string">
            <text:list xml:id="list1889462785" text:style-name="WWNum2">
              <text:list-item>
                <text:p text:style-name="P43"><text:span text:style-name="T1">Your attention is drawn to the University policy on cheating and plagiarism. Penalties will be applied where a student is found guilty of academic misconduct, including termination of programme (</text:span><text:a xlink:type="simple" xlink:href="https://www.yorksj.ac.uk/media/content-assets/document-directory/documents/Academic-Misconduct-policy.pdf" text:style-name="Internet_20_link" text:visited-style-name="Visited_20_Internet_20_Link"><text:span text:style-name="Internet_20_link"><text:span text:style-name="T1">Policy link</text:span></text:span></text:a><text:span text:style-name="T1">).</text:span></text:p>
              </text:list-item>
              <text:list-item>
                <text:p text:style-name="P43"><text:span text:style-name="T1">You are required to keep to the word limit set for an assessment and to note that you may be subject to penalty if you exceed that limit. (</text:span><text:a xlink:type="simple" xlink:href="https://www.yorksj.ac.uk/registry/regulations/attendance-deadlines-and-assessment/" text:style-name="Internet_20_link" text:visited-style-name="Visited_20_Internet_20_Link"><text:span text:style-name="Internet_20_link"><text:span text:style-name="T1">Policy link</text:span></text:span></text:a><text:span text:style-name="T1">). <text:s/>You are required to provide an accurate word count on the cover sheet for each piece of work you submit.</text:span></text:p>
              </text:list-item>
              <text:list-item>
                <text:p text:style-name="P43"><text:span text:style-name="T1">For late or non-submission of work by the published deadline or an approved extended deadline, a mark of 0NS will be recorded. Where a re-assessment opportunity exists, a student will normally be permitted only one attempt to be re-assessed for a capped mark. (</text:span><text:a xlink:type="simple" xlink:href="https://www.yorksj.ac.uk/media/content-assets/registry/sort-into-subfolders/Attendance_deadlines_and_assessment.pdf" text:style-name="Internet_20_link" text:visited-style-name="Visited_20_Internet_20_Link"><text:span text:style-name="Internet_20_link"><text:span text:style-name="T1">Policy link</text:span></text:span></text:a><text:span text:style-name="T1">).</text:span></text:p>
              </text:list-item>
              <text:list-item>
                <text:p text:style-name="P43"><text:span text:style-name="T1">An extension to the published deadline may be granted to an individual student if they meet the eligibility criteria of the </text:span><text:a xlink:type="simple" xlink:href="https://www.yorksj.ac.uk/ssr/policies-and-regulations-/exceptional-circumstances/" text:style-name="Internet_20_link" text:visited-style-name="Visited_20_Internet_20_Link"><text:span text:style-name="Internet_20_link"><text:span text:style-name="T1">Exceptional Circumstances policy</text:span></text:span></text:a><text:span text:style-name="T1">. </text:span></text:p>
              </text:list-item>
            </text:list>
          </table:table-cell>
        </table:table-row>
      </table:table>
      <text:p text:style-name="P20"/>
      <text:p text:style-name="P5"/>
      <text:p text:style-name="P6">General Writing guidelines</text:p>
      <text:p text:style-name="P3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9">Summary Feedback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">First Marker:</text:p>
          </table:table-cell>
          <table:table-cell table:style-name="Table3.B2" table:number-columns-spanned="2" office:value-type="string">
            <text:p text:style-name="P13"/>
          </table:table-cell>
          <table:covered-table-cell/>
          <table:table-cell table:style-name="Table3.D2" office:value-type="string">
            <text:p text:style-name="P11">Date:</text:p>
          </table:table-cell>
          <table:table-cell table:style-name="Table3.E2" office:value-type="string">
            <text:p text:style-name="P13"/>
          </table:table-cell>
        </table:table-row>
        <table:table-row table:style-name="Table3.3">
          <table:table-cell table:style-name="Table3.A2" table:number-columns-spanned="5" office:value-type="string">
            <text:p text:style-name="P22">First marker feedback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2" office:value-type="string">
            <text:p text:style-name="P7">Second Marker:</text:p>
          </table:table-cell>
          <table:table-cell table:style-name="Table3.B5" table:number-columns-spanned="2" office:value-type="string">
            <text:p text:style-name="P13"/>
          </table:table-cell>
          <table:covered-table-cell/>
          <table:table-cell table:style-name="Table3.D5" office:value-type="string">
            <text:p text:style-name="P15"><text:span text:style-name="T2">Date</text:span>:</text:p>
          </table:table-cell>
          <table:table-cell table:style-name="Table3.E5" office:value-type="string">
            <text:p text:style-name="P13"/>
          </table:table-cell>
        </table:table-row>
        <table:table-row table:style-name="Table3.6">
          <table:table-cell table:style-name="Table3.A2" table:number-columns-spanned="5" office:value-type="string">
            <text:p text:style-name="P22">Second marker feedback (if applicable)</text:p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2" office:value-type="string">
            <text:p text:style-name="P22"/>
          </table:table-cell>
          <table:covered-table-cell/>
          <table:table-cell table:style-name="Table3.A2" office:value-type="string">
            <text:p text:style-name="P11">Provisional mark:</text:p>
          </table:table-cell>
          <table:table-cell table:style-name="Table3.A4" table:number-columns-spanned="2" office:value-type="string">
            <text:p text:style-name="P22"/>
          </table:table-cell>
          <table:covered-table-cell/>
        </table:table-row>
      </table:table>
      <text:p text:style-name="P3"/>
      <text:p text:style-name="P23">Please note that grades remain unconfirmed until they have been considered at a Subject Assessment Panel (SAP), and recommended by the SAP to the University <text:s/>Board of Examiners for Progress and Award. Confirmed marks will be made available via eVision, after the Board of Examiners meeting.</text:p>
      <text:p text:style-name="Standard"/>
      <text:p text:style-name="Standard"/>
      <text:p text:style-name="Standard"/>
      <text:p text:style-name="P42"><text:span text:style-name="T76">AI </text:span><text:span text:style-name="T6">for Games</text:span><text:span text:style-name="T76">:</text:span> Individual Project</text:p>
      <text:p text:style-name="P41"><text:span text:style-name="T7">Submission Date: </text:span><text:span text:style-name="T45">12:00 noon, </text:span><text:span text:style-name="T47">Mon</text:span><text:span text:style-name="T8"> </text:span><text:span text:style-name="T46">30</text:span><text:span text:style-name="T52">th</text:span><text:span text:style-name="T7"> </text:span><text:span text:style-name="T49">M</text:span><text:span text:style-name="T50">ay</text:span><text:span text:style-name="T7"> 20</text:span><text:span text:style-name="T49">2</text:span><text:span text:style-name="T51">2</text:span></text:p>
      <text:p text:style-name="P34"/>
      <text:h text:style-name="P26" text:outline-level="2">Rubric</text:h>
      <text:p text:style-name="P38"><text:span text:style-name="T7">In this assessment you will </text:span><text:span text:style-name="T9">develop </text:span><text:span text:style-name="T10">a game </text:span><text:span text:style-name="T11">containing an AI system </text:span><text:span text:style-name="T12">and write a report about its development</text:span><text:span text:style-name="T9">. You must submit the assessment individually </text:span><text:span text:style-name="T13">and </text:span><text:span text:style-name="T11">all submitted work</text:span><text:span text:style-name="T13"> must be your own.</text:span></text:p>
      <text:p text:style-name="P40"><text:span text:style-name="T12">T</text:span><text:span text:style-name="T7">he following are examples to suggest the sort of AI systems that might be developed:</text:span></text:p>
      <text:list xml:id="list795550473" text:style-name="L1">
        <text:list-item>
          <text:p text:style-name="P47">An AI to control an agent or multiple agents in <text:span text:style-name="T53">a</text:span> game world</text:p>
        </text:list-item>
        <text:list-item>
          <text:p text:style-name="P47">An AI controlled player for <text:span text:style-name="T53">a</text:span> game</text:p>
        </text:list-item>
        <text:list-item>
          <text:p text:style-name="P47">A procedural content generation system to generate content for <text:span text:style-name="T53">a</text:span> game</text:p>
        </text:list-item>
        <text:list-item>
          <text:p text:style-name="P47">An AI director to manage gameplay</text:p>
        </text:list-item>
        <text:list-item>
          <text:p text:style-name="P47">A combination of multiple such systems</text:p>
        </text:list-item>
      </text:list>
      <text:p text:style-name="P35">While you must develop a game, the focus of the marking will be on the AI that it contains. <text:span text:style-name="T54">This</text:span> means that, for example, the graphics will have no effect on your mark unless, say, you generate them using Procedural Content Generation. <text:span text:style-name="T55">Similarly the quality of game design and gameplay will affect your mark only to the extent they relate to the AI system developed.</text:span></text:p>
      <text:p text:style-name="P38"><text:span text:style-name="T7">You will submit </text:span><text:span text:style-name="T10">a git repository containing the following things.</text:span></text:p>
      <text:list xml:id="list514557633" text:style-name="WWNum12">
        <text:list-item>
          <text:p text:style-name="P44"><text:span text:style-name="T7">A report </text:span><text:span text:style-name="T14">describing</text:span><text:span text:style-name="T7"> </text:span><text:span text:style-name="T14">your </text:span><text:span text:style-name="T11">game and </text:span><text:span text:style-name="T7">AI </text:span><text:span text:style-name="T14">system and its development</text:span><text:span text:style-name="T15">.</text:span></text:p>
        </text:list-item>
        <text:list-item>
          <text:p text:style-name="P44"><text:span text:style-name="T16">A</text:span><text:span text:style-name="T15"> playable version of the game </text:span><text:span text:style-name="T11">and </text:span><text:span text:style-name="T15">AI system</text:span></text:p>
        </text:list-item>
        <text:list-item>
          <text:p text:style-name="P44"><text:span text:style-name="T10">Source code for the AI system developed along with all configuration files </text:span><text:span text:style-name="T12">and documentation</text:span><text:span text:style-name="T10"> required to build </text:span><text:span text:style-name="T14">it.</text:span></text:p>
        </text:list-item>
      </text:list>
      <text:p text:style-name="P38"><text:span text:style-name="T7">This assessment is worth </text:span><text:span text:style-name="T14">10</text:span><text:span text:style-name="T7">0</text:span><text:bookmark text:name="_GoBack"/><text:span text:style-name="T7">% of the overall mark for the module. </text:span></text:p>
      <text:h text:style-name="P27" text:outline-level="3">Deliverables:</text:h>
      <text:p text:style-name="P29">The following <text:span text:style-name="T56">three</text:span> items are the deliverables for this assessment:</text:p>
      <text:list xml:id="list3814292631" text:style-name="WWNum8">
        <text:list-item>
          <text:p text:style-name="P48">An Assessment Report of up to <text:span text:style-name="T57">15</text:span> pages of A4</text:p>
        </text:list-item>
        <text:list-item>
          <text:p text:style-name="P49">Source code, configuration files, <text:span text:style-name="T58">and build documentation</text:span></text:p>
        </text:list-item>
        <text:list-item>
          <text:p text:style-name="P54"><text:span text:style-name="T17">A </text:span><text:span text:style-name="T15">playable </text:span><text:span text:style-name="T17">build of the game that </text:span><text:span text:style-name="T18">includes your AI system</text:span></text:p>
        </text:list-item>
      </text:list>
      <text:h text:style-name="P28" text:outline-level="4">Assessment Report</text:h>
      <text:p text:style-name="P29">This assessment is largely judged on the basis of a report on the AI that was developed, with other deliverables supporting and providing context for this report. <text:span text:style-name="T59">The maximum length for this report is </text:span><text:span text:style-name="T54">15</text:span><text:span text:style-name="T59"> pages, including screenshots, graphs, </text:span><text:span text:style-name="T53">UML</text:span><text:span text:style-name="T59"> diagrams, etc.</text:span></text:p>
      <text:p text:style-name="P38"><text:span text:style-name="T7">The report that </text:span><text:span text:style-name="T19">you</text:span><text:span text:style-name="T7"> deliver will </text:span><text:span text:style-name="T20">contain</text:span><text:span text:style-name="T7"> </text:span><text:span text:style-name="T20">the following:</text:span></text:p>
      <text:list xml:id="list2192011263" text:style-name="WWNum14">
        <text:list-item>
          <text:p text:style-name="P55"><text:span text:style-name="T7">An introduction, which </text:span><text:span text:style-name="T21">gives an overview of</text:span><text:span text:style-name="T7"> </text:span><text:span text:style-name="T12">a</text:span><text:span text:style-name="T7"> game </text:span><text:span text:style-name="T22">and</text:span><text:span text:style-name="T7"> </text:span><text:span text:style-name="T23">AI system</text:span></text:p>
        </text:list-item>
        <text:list-item>
          <text:p text:style-name="P55"><text:span text:style-name="T7">An implementation report that outlines how </text:span><text:span text:style-name="T24">the</text:span><text:span text:style-name="T7"> </text:span><text:span text:style-name="T11">game and </text:span><text:span text:style-name="T25">AI system</text:span><text:span text:style-name="T7"> was built.</text:span></text:p>
        </text:list-item>
        <text:list-item>
          <text:p text:style-name="P55"><text:soft-page-break/>A <text:span text:style-name="T58">d</text:span>iscussion of the approach that was taken, including a judgement regarding the success of the approach taken, a <text:span text:style-name="T60">discussion</text:span> of <text:span text:style-name="T60">its limitations,</text:span> and suggestions for alternative approaches.</text:p>
        </text:list-item>
      </text:list>
      <text:h text:style-name="P31" text:outline-level="4">Playable build</text:h>
      <text:p text:style-name="P38"><text:span text:style-name="T26">An executable file, or a</text:span><text:span text:style-name="T15"> URL to a</text:span><text:span text:style-name="T7"> </text:span><text:span text:style-name="T15">playable build</text:span><text:span text:style-name="T7"> of the game </text:span><text:span text:style-name="T15">containing the y</text:span><text:span text:style-name="T19">our</text:span><text:span text:style-name="T15"> </text:span><text:span text:style-name="T7">AI </text:span><text:span text:style-name="T15">system </text:span><text:span text:style-name="T7">should be included with this assessment, in order to contextualize and evidence the issues discussed in the assessment report.</text:span></text:p>
      <text:p text:style-name="P38">If the game is distributed as an executable file, this file must be included in the git repository for the project.</text:p>
      <text:p text:style-name="P38"><text:span text:style-name="T26">If the game is playable in-browser, t</text:span><text:span text:style-name="T27">his may be hosted on a </text:span><text:span text:style-name="T28">personal</text:span><text:span text:style-name="T27"> web-page, for example using GitHub pages, or on a game portal, such as itch.io. </text:span><text:span text:style-name="T26">A URL to this must be supplied in the git repository for the project.</text:span></text:p>
      <text:p text:style-name="P39"><text:span text:style-name="T15">This game m</text:span><text:span text:style-name="T29">ust be able to</text:span><text:span text:style-name="T15"> run on the computers in C</text:span><text:span text:style-name="T24">C</text:span><text:span text:style-name="T15">/1</text:span><text:span text:style-name="T24">1</text:span><text:span text:style-name="T46">5</text:span><text:span text:style-name="T15">, if necessary using a browser specified in the y</text:span><text:span text:style-name="T19">our</text:span><text:span text:style-name="T15"> README.md file. </text:span><text:span text:style-name="T7">If this is not the case, marks may be deducted from the project.</text:span></text:p>
      <text:h text:style-name="P32" text:outline-level="4">Source Code</text:h>
      <text:p text:style-name="P38"><text:span text:style-name="T7">The complete uncompiled </text:span><text:span text:style-name="T15">source code</text:span><text:span text:style-name="T7"> of the </text:span><text:span text:style-name="T30">AI System</text:span><text:span text:style-name="T7"> </text:span><text:span text:style-name="T15">should be included in the git repository </text:span><text:span text:style-name="T7">in order to contextualize and evidence the content discussed in the assessment report.</text:span></text:p>
      <text:p text:style-name="P33">This should include any configuration files and documentation necessary to build the project. Specifically expected are:</text:p>
      <text:list xml:id="list2053018159" text:style-name="L2">
        <text:list-item>
          <text:p text:style-name="P45"><text:span text:style-name="T10">A </text:span><text:span text:style-name="T61">README.md</text:span><text:span text:style-name="T10"> file in the root of the repository </text:span><text:span text:style-name="T14">giving instructions on how to</text:span><text:span text:style-name="T10"> build </text:span><text:span text:style-name="T14">your code, as well as any instructions required for configuring or running the built game to demonstrate your AI system. </text:span><text:span text:style-name="T26">If the game is playable at a URL, this URL should be included here.</text:span></text:p>
        </text:list-item>
        <text:list-item>
          <text:p text:style-name="P46"><text:span text:style-name="T63">A </text:span><text:span text:style-name="T62">LICENSE.md</text:span><text:span text:style-name="T63"> file in the root of the repository giving a license or copyright statement for your code.</text:span></text:p>
        </text:list-item>
      </text:list>
      <text:p text:style-name="P30">If this is not included in the assessment submission, marks may be deducted from the project.</text:p>
      <text:h text:style-name="P26" text:outline-level="2">Part 1: Assessment Report</text:h>
      <text:p text:style-name="P29">The Group Assessment Report will consist of:</text:p>
      <text:list xml:id="list1801285761" text:style-name="WWNum10">
        <text:list-item>
          <text:p text:style-name="P56"><text:span text:style-name="T7">Introduction (worth </text:span><text:span text:style-name="T31">20</text:span><text:span text:style-name="T7">% </text:span><text:span text:style-name="T32">of the total mark</text:span><text:span text:style-name="T7">)</text:span></text:p>
        </text:list-item>
        <text:list-item>
          <text:p text:style-name="P50">Implementation Report (worth <text:span text:style-name="T64">40</text:span>% <text:span text:style-name="T65">of the total mark</text:span>)</text:p>
        </text:list-item>
        <text:list-item>
          <text:p text:style-name="P56"><text:span text:style-name="T7">Discussion (worth </text:span><text:span text:style-name="T33">40</text:span><text:span text:style-name="T7">% </text:span><text:span text:style-name="T32">of the total mark</text:span><text:span text:style-name="T7">)</text:span></text:p>
        </text:list-item>
      </text:list>
      <text:h text:style-name="P37" text:outline-level="3"><text:span text:style-name="T7">Part 1.1: Introductio</text:span><text:span text:style-name="T66">n</text:span></text:h>
      <text:p text:style-name="P38"><text:span text:style-name="T19">You</text:span><text:span text:style-name="T7"> will introduce both the game and the AI that </text:span><text:span text:style-name="T19">you have</text:span><text:span text:style-name="T7"> develop for this game.</text:span></text:p>
      <text:p text:style-name="P29">You must describe:</text:p>
      <text:list xml:id="list610398456" text:style-name="WWNum9">
        <text:list-item>
          <text:p text:style-name="P51">The game that you have design<text:span text:style-name="T67">ed</text:span> an AI <text:span text:style-name="T67">system </text:span>for</text:p>
        </text:list-item>
        <text:list-item>
          <text:p text:style-name="P52">The intended behaviour of your AI System </text:p>
        </text:list-item>
        <text:list-item>
          <text:p text:style-name="P57"><text:span text:style-name="T7">What artificial intelligence techniques you selected to use in order to build an </text:span><text:span text:style-name="T34">AI system</text:span><text:span text:style-name="T7"> </text:span><text:span text:style-name="T34">for</text:span><text:span text:style-name="T7"> this game</text:span></text:p>
        </text:list-item>
        <text:list-item>
          <text:p text:style-name="P51"><text:soft-page-break/>Why you selected these specific techniques, in terms of both <text:span text:style-name="T68">desired behaviour,</text:span> feasibility <text:span text:style-name="T68">of implementation within the time available, and the runtime requirements of the system</text:span></text:p>
        </text:list-item>
      </text:list>
      <text:p text:style-name="P36">Marking Criteria:</text:p>
      <text:list xml:id="list3646424913" text:style-name="WWNum4">
        <text:list-item>
          <text:p text:style-name="P53">Clear explanation of the game that was selected (<text:span text:style-name="T69">25%</text:span>)</text:p>
        </text:list-item>
        <text:list-item>
          <text:p text:style-name="P58">Clear description of the intended behaviour of the AI system <text:span text:style-name="T70">(25%)</text:span></text:p>
        </text:list-item>
        <text:list-item>
          <text:p text:style-name="P58"><text:span text:style-name="T7">Clear explanation of the techniques selected for use in </text:span><text:span text:style-name="T34">developing the AI system for</text:span><text:span text:style-name="T7"> this game (</text:span><text:span text:style-name="T35">2</text:span><text:span text:style-name="T8">5%</text:span><text:span text:style-name="T7">)</text:span></text:p>
        </text:list-item>
        <text:list-item>
          <text:p text:style-name="P58"><text:span text:style-name="T7">Justifiable description of why these techniques were selected (</text:span><text:span text:style-name="T31">2</text:span><text:span text:style-name="T8">5%</text:span><text:span text:style-name="T7">)</text:span></text:p>
        </text:list-item>
      </text:list>
      <text:h text:style-name="P27" text:outline-level="3">Part 1.2: Implementation Report </text:h>
      <text:p text:style-name="P38"><text:span text:style-name="T19">You</text:span><text:span text:style-name="T7"> will describe the practicalities of the implementation work that </text:span><text:span text:style-name="T19">you</text:span><text:span text:style-name="T7"> did in order to build </text:span><text:span text:style-name="T11">the</text:span><text:span text:style-name="T7"> game </text:span><text:span text:style-name="T11">and AI system</text:span><text:span text:style-name="T34">.</text:span></text:p>
      <text:p text:style-name="P29">You must describe:</text:p>
      <text:list xml:id="list2610870293" text:style-name="WWNum15">
        <text:list-item>
          <text:p text:style-name="P59">The architecture of the <text:span text:style-name="T53">game and </text:span><text:span text:style-name="T67">AI system</text:span> that you develo<text:span text:style-name="T71">ped, the specific algorithms used, and the source code that implements this architecture, e.g. with reference to applicable classes and class diagrams</text:span></text:p>
        </text:list-item>
        <text:list-item>
          <text:p text:style-name="P60">The design decisions that you made during the development of the <text:span text:style-name="T53">game and </text:span>AI system that had a significant impact on the process of development or the final product, and a justification for why you made those decisions</text:p>
        </text:list-item>
        <text:list-item>
          <text:p text:style-name="P59">The technology that was used to implement this <text:span text:style-name="T71">AI system</text:span>, including a description of any software development frameworks or libraries that were used during development</text:p>
        </text:list-item>
      </text:list>
      <text:p text:style-name="P36">Marking Criteria:</text:p>
      <text:list xml:id="list102957873919332" text:continue-list="list3646424913" text:style-name="WWNum4">
        <text:list-item>
          <text:p text:style-name="P58"><text:span text:style-name="T7">Clear description of the </text:span><text:span text:style-name="T36">AI system</text:span><text:span text:style-name="T7"> architecture using the terminology taught during the course (</text:span><text:span text:style-name="T37">3</text:span><text:span text:style-name="T8">0%</text:span><text:span text:style-name="T7">)</text:span></text:p>
        </text:list-item>
        <text:list-item>
          <text:p text:style-name="P58"><text:span text:style-name="T36">Clear justification of major </text:span><text:span text:style-name="T38">design </text:span><text:span text:style-name="T36">decisions taken during the development of the AI system </text:span><text:span text:style-name="T37">with reference to the desired behaviour, game experience, feasibility of implementation, and runtime requirements of the system</text:span><text:span text:style-name="T36"> </text:span><text:span text:style-name="T38">(</text:span><text:span text:style-name="T39">3</text:span><text:span text:style-name="T8">0%</text:span><text:span text:style-name="T38">)</text:span></text:p>
        </text:list-item>
        <text:list-item>
          <text:p text:style-name="P58"><text:span text:style-name="T7">Clear evidence of significant and complex artificial intelligence coding and development work (</text:span><text:span text:style-name="T39">4</text:span><text:span text:style-name="T8">0%</text:span><text:span text:style-name="T7">)</text:span></text:p>
        </text:list-item>
      </text:list>
      <text:h text:style-name="P27" text:outline-level="3">Part 1.3: Discussion</text:h>
      <text:p text:style-name="P38"><text:span text:style-name="T19">You</text:span><text:span text:style-name="T7"> will describe both how successful the implementation work described in the previous section was, and outline alternative approaches which may be more fruitful </text:span><text:span text:style-name="T19">in</text:span><text:span text:style-name="T7"> solving the same problem, or other further work.</text:span></text:p>
      <text:p text:style-name="P29">You must describe:</text:p>
      <text:list xml:id="list385940623" text:style-name="WWNum16">
        <text:list-item>
          <text:p text:style-name="P61">The overall success of the approach in terms of <text:span text:style-name="T68">the desired </text:span><text:span text:style-name="T55">and observed behaviour and/or its effect on the game experience.</text:span></text:p>
        </text:list-item>
        <text:list-item>
          <text:p text:style-name="P61">The overall success of the approach in terms of <text:span text:style-name="T72">feasibility of implementation within the time available</text:span></text:p>
        </text:list-item>
        <text:list-item>
          <text:p text:style-name="P62"><text:soft-page-break/>The overall success of the approach in terms of the runtime requirements of the system, such as memory usage and computing time.</text:p>
        </text:list-item>
        <text:list-item>
          <text:p text:style-name="P61">What the limitations of the approach that was taken were.</text:p>
        </text:list-item>
        <text:list-item>
          <text:p text:style-name="P61">Suggestions for alternative approaches <text:span text:style-name="T72">for achieving the desired behaviour that are</text:span> more feasible, less time-consuming, <text:span text:style-name="T67">or require less resources at runtime.</text:span></text:p>
        </text:list-item>
      </text:list>
      <text:p text:style-name="P36">Marking Criteria:</text:p>
      <text:list xml:id="list1815166386" text:style-name="WWNum5">
        <text:list-item>
          <text:p text:style-name="P63"><text:span text:style-name="T7">Clear understanding </text:span><text:span text:style-name="T34">how the </text:span><text:span text:style-name="T37">selected</text:span><text:span text:style-name="T34"> </text:span><text:span text:style-name="T37">techniques and t</text:span><text:span text:style-name="T19">he</text:span><text:span text:style-name="T37"> implementation</text:span><text:span text:style-name="T7"> </text:span><text:span text:style-name="T34">e</text:span><text:span text:style-name="T37">ffected</text:span><text:span text:style-name="T34"> the behaviour of the system and a judgment of </text:span><text:span text:style-name="T40">how successful this is at achieving the desired behaviour and/or desired game experience </text:span><text:span text:style-name="T41">5</text:span><text:span text:style-name="T8">0%</text:span><text:span text:style-name="T7">)</text:span></text:p>
        </text:list-item>
        <text:list-item>
          <text:p text:style-name="P63"><text:span text:style-name="T7">Clear understanding </text:span><text:span text:style-name="T42">of how the approach taken influenced the feasibility of implementation and the runtime requirements of the system </text:span><text:span text:style-name="T7">(</text:span><text:span text:style-name="T8">25%</text:span><text:span text:style-name="T7">)</text:span></text:p>
        </text:list-item>
        <text:list-item>
          <text:p text:style-name="P63">Clear understanding of alternative approaches that could be taken to solving the same problem <text:span text:style-name="T73">and discussion of the pros and cons of these techniques</text:span><text:span text:style-name="T7"> (</text:span><text:span text:style-name="T8">25%</text:span><text:span text:style-name="T7">)</text:span></text:p>
        </text:list-item>
      </text:list>
      <text:h text:style-name="P26" text:outline-level="2">Part 2: <text:s/><text:span text:style-name="T74">Playable Build</text:span> (Potential Mark Adjustment)</text:h>
      <text:p text:style-name="P38"><text:span text:style-name="T16">Y</text:span><text:span text:style-name="T19">our</text:span><text:span text:style-name="T16"> submission should include </text:span><text:span text:style-name="T37">a playable game with y</text:span><text:span text:style-name="T19">our</text:span><text:span text:style-name="T37"> AI system included. This may be an executable file or a URL to a version playable in browser.</text:span></text:p>
      <text:p text:style-name="P39"><text:span text:style-name="T43">Any reasonable requirements for running a</text:span><text:span text:style-name="T37">nd configuring the game should be described in the </text:span><text:span text:style-name="T19">your</text:span><text:span text:style-name="T37"> README.md file.</text:span></text:p>
      <text:p text:style-name="P38"><text:span text:style-name="T7">This game is important in evidencing the work that was described in Part 1. If the game is not submitted – or </text:span><text:span text:style-name="T29">cannot be run with reasonable effort</text:span><text:span text:style-name="T7"> – then </text:span><text:span text:style-name="T19">your</text:span><text:span text:style-name="T7"> mark will be adjusted. It is </text:span><text:span text:style-name="T19">your</text:span><text:span text:style-name="T7"> responsibility to ensure that the game </text:span><text:span text:style-name="T29">can be run for assessment.</text:span></text:p>
      <text:h text:style-name="P26" text:outline-level="2">Part 3: <text:span text:style-name="T75">Source Code</text:span> (Potential Mark Adjustment)</text:h>
      <text:p text:style-name="P38"><text:span text:style-name="T19">You</text:span><text:span text:style-name="T7"> should submit the full </text:span><text:span text:style-name="T44">source code</text:span><text:span text:style-name="T7"> for </text:span><text:span text:style-name="T19">your</text:span><text:span text:style-name="T7"> AI </text:span><text:span text:style-name="T10">along with all other source code, libraries and/or configuration files required to build the submitted playable build</text:span><text:span text:style-name="T7">. </text:span><text:span text:style-name="T44">This should be included in the Git repository that is submitted. <text:s/>Instructions for building the project should be included in the submitted Git repository.</text:span></text:p>
      <text:p text:style-name="P29">This code is important in evidencing the work that was described in Part 1. If the <text:span text:style-name="T4">source code</text:span> is not submitted then <text:span text:style-name="T5">your</text:span> mark will be adjus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raxis Com Light" svg:font-family="'Praxis Com Light'"/>
    <style:font-face style:name="Segoe UI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 fo:hyphenation-ladder-count="no-limit"/>
      <style:text-properties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Praxis Com Light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ODea</meta:initial-creator>
    <meta:editing-cycles>10</meta:editing-cycles>
    <meta:creation-date>2021-05-19T13:14:00</meta:creation-date>
    <dc:date>2022-02-28T10:29:56.776010482</dc:date>
    <meta:editing-duration>PT33M45S</meta:editing-duration>
    <meta:generator>LibreOffice/7.3.0.3$Linux_X86_64 LibreOffice_project/30$Build-3</meta:generator>
    <meta:document-statistic meta:table-count="3" meta:image-count="0" meta:object-count="0" meta:page-count="6" meta:paragraph-count="138" meta:word-count="1769" meta:character-count="10565" meta:non-whitespace-character-count="8962"/>
    <meta:user-defined meta:name="AppVersion">16.0000</meta:user-defined>
    <meta:user-defined meta:name="ContentTypeId">0x010100E0283CB985BCEF489A654FCE3531657F</meta:user-defined>
    <meta:template xlink:type="simple" xlink:actuate="onRequest" xlink:title="Normal" xlink:href=""/>
  </office:meta>
</office:document-meta>
</file>